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co1" style:family="table-column">
      <style:table-column-properties fo:break-before="auto" style:column-width="0.2437in"/>
    </style:style>
    <style:style style:name="co2" style:family="table-column">
      <style:table-column-properties fo:break-before="auto" style:column-width="0.25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dddddd" style:font-name="Tahoma" fo:font-size="20pt" style:font-size-asian="20pt" style:font-size-complex="20pt"/>
    </style:style>
    <style:style style:name="ce3" style:family="table-cell" style:parent-style-name="Default">
      <style:text-properties style:use-window-font-color="true" style:font-name="Tahoma" fo:font-size="20pt" style:font-size-asian="20pt" style:font-size-complex="20pt"/>
    </style:style>
    <style:style style:name="ce4" style:family="table-cell" style:parent-style-name="Default">
      <style:table-cell-properties fo:background-color="transparent"/>
      <style:text-properties style:use-window-font-color="true" style:font-name="Tahoma" fo:font-size="20pt" style:font-size-asian="20pt" style:font-size-complex="20pt"/>
    </style:style>
    <style:style style:name="ce6" style:family="table-cell" style:parent-style-name="Default">
      <style:text-properties style:font-name="Tahoma"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number-columns-repeated="63" table:default-cell-style-name="ce6"/>
        <table:table-column table:style-name="co3" table:number-columns-repeated="16320" table:default-cell-style-name="ce6"/>
        <table:table-row table:style-name="ro1"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number-columns-repeated="16320"/>
        </table:table-row>
        <table:table-row table:style-name="ro1">
          <table:table-cell table:style-name="ce3"/>
          <table:table-cell table:style-name="ce3" table:formula="of:=COM.MICROSOFT.SWITCH([.A1]&amp;[.B1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B1]&amp;[.C1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C1]&amp;[.D1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D1]&amp;[.E1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E1]&amp;[.F1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F1]&amp;[.G1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G1]&amp;[.H1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H1]&amp;[.I1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I1]&amp;[.J1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J1]&amp;[.K1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K1]&amp;[.L1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L1]&amp;[.M1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M1]&amp;[.N1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N1]&amp;[.O1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O1]&amp;[.P1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P1]&amp;[.Q1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Q1]&amp;[.R1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R1]&amp;[.S1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S1]&amp;[.T1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T1]&amp;[.U1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U1]&amp;[.V1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V1]&amp;[.W1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W1]&amp;[.X1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X1]&amp;[.Y1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Y1]&amp;[.Z1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Z1]&amp;[.AA1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A1]&amp;[.AB1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B1]&amp;[.AC1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C1]&amp;[.AD1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D1]&amp;[.AE1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E1]&amp;[.AF1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F1]&amp;[.AG1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G1]&amp;[.AH1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H1]&amp;[.AI1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I1]&amp;[.AJ1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J1]&amp;[.AK1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K1]&amp;[.AL1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L1]&amp;[.AM1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M1]&amp;[.AN1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N1]&amp;[.AO1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O1]&amp;[.AP1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P1]&amp;[.AQ1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Q1]&amp;[.AR1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R1]&amp;[.AS1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S1]&amp;[.AT1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T1]&amp;[.AU1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U1]&amp;[.AV1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V1]&amp;[.AW1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W1]&amp;[.AX1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X1]&amp;[.AY1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Y1]&amp;[.AZ1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Z1]&amp;[.BA1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BA1]&amp;[.BB1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BB1]&amp;[.BC1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C1]&amp;[.BD1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D1]&amp;[.BE1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BE1]&amp;[.BF1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BF1]&amp;[.BG1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BG1]&amp;[.BH1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H1]&amp;[.BI1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I1]&amp;[.BJ1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J1]&amp;[.BK1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BK1]&amp;[.BL1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number-columns-repeated="16320"/>
        </table:table-row>
        <table:table-row table:style-name="ro1">
          <table:table-cell table:style-name="ce4" table:number-columns-repeated="16384"/>
        </table:table-row>
        <table:table-row table:style-name="ro1"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number-columns-repeated="16320"/>
        </table:table-row>
        <table:table-row table:style-name="ro1">
          <table:table-cell table:style-name="ce3"/>
          <table:table-cell table:style-name="ce3" table:formula="of:=COM.MICROSOFT.SWITCH([.A4]&amp;[.B4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B4]&amp;[.C4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C4]&amp;[.D4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D4]&amp;[.E4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E4]&amp;[.F4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F4]&amp;[.G4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G4]&amp;[.H4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H4]&amp;[.I4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I4]&amp;[.J4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J4]&amp;[.K4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K4]&amp;[.L4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L4]&amp;[.M4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M4]&amp;[.N4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N4]&amp;[.O4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O4]&amp;[.P4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P4]&amp;[.Q4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Q4]&amp;[.R4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R4]&amp;[.S4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S4]&amp;[.T4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T4]&amp;[.U4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U4]&amp;[.V4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V4]&amp;[.W4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W4]&amp;[.X4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X4]&amp;[.Y4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Y4]&amp;[.Z4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Z4]&amp;[.AA4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A4]&amp;[.AB4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B4]&amp;[.AC4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C4]&amp;[.AD4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D4]&amp;[.AE4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E4]&amp;[.AF4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F4]&amp;[.AG4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G4]&amp;[.AH4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H4]&amp;[.AI4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I4]&amp;[.AJ4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J4]&amp;[.AK4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K4]&amp;[.AL4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L4]&amp;[.AM4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M4]&amp;[.AN4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N4]&amp;[.AO4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O4]&amp;[.AP4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P4]&amp;[.AQ4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Q4]&amp;[.AR4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R4]&amp;[.AS4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S4]&amp;[.AT4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T4]&amp;[.AU4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U4]&amp;[.AV4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V4]&amp;[.AW4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W4]&amp;[.AX4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X4]&amp;[.AY4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Y4]&amp;[.AZ4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Z4]&amp;[.BA4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BA4]&amp;[.BB4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B4]&amp;[.BC4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C4]&amp;[.BD4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D4]&amp;[.BE4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E4]&amp;[.BF4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F4]&amp;[.BG4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G4]&amp;[.BH4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BH4]&amp;[.BI4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BI4]&amp;[.BJ4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BJ4]&amp;[.BK4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K4]&amp;[.BL4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number-columns-repeated="16320"/>
        </table:table-row>
        <table:table-row table:style-name="ro1">
          <table:table-cell table:style-name="ce1" table:number-columns-repeated="64"/>
          <table:table-cell table:number-columns-repeated="16320"/>
        </table:table-row>
        <table:table-row table:style-name="ro1"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number-columns-repeated="16320"/>
        </table:table-row>
        <table:table-row table:style-name="ro1">
          <table:table-cell table:style-name="ce3"/>
          <table:table-cell table:style-name="ce3" table:formula="of:=COM.MICROSOFT.SWITCH([.A7]&amp;[.B7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7]&amp;[.C7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C7]&amp;[.D7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D7]&amp;[.E7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E7]&amp;[.F7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F7]&amp;[.G7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G7]&amp;[.H7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H7]&amp;[.I7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I7]&amp;[.J7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J7]&amp;[.K7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K7]&amp;[.L7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L7]&amp;[.M7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M7]&amp;[.N7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N7]&amp;[.O7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O7]&amp;[.P7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P7]&amp;[.Q7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Q7]&amp;[.R7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R7]&amp;[.S7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S7]&amp;[.T7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T7]&amp;[.U7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U7]&amp;[.V7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V7]&amp;[.W7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W7]&amp;[.X7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X7]&amp;[.Y7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Y7]&amp;[.Z7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Z7]&amp;[.AA7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A7]&amp;[.AB7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B7]&amp;[.AC7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C7]&amp;[.AD7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D7]&amp;[.AE7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E7]&amp;[.AF7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F7]&amp;[.AG7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G7]&amp;[.AH7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H7]&amp;[.AI7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I7]&amp;[.AJ7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J7]&amp;[.AK7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K7]&amp;[.AL7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L7]&amp;[.AM7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M7]&amp;[.AN7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N7]&amp;[.AO7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O7]&amp;[.AP7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P7]&amp;[.AQ7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Q7]&amp;[.AR7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R7]&amp;[.AS7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S7]&amp;[.AT7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T7]&amp;[.AU7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U7]&amp;[.AV7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V7]&amp;[.AW7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W7]&amp;[.AX7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X7]&amp;[.AY7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Y7]&amp;[.AZ7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Z7]&amp;[.BA7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BA7]&amp;[.BB7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BB7]&amp;[.BC7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BC7]&amp;[.BD7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BD7]&amp;[.BE7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E7]&amp;[.BF7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BF7]&amp;[.BG7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BG7]&amp;[.BH7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BH7]&amp;[.BI7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BI7]&amp;[.BJ7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BJ7]&amp;[.BK7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K7]&amp;[.BL7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number-columns-repeated="16320"/>
        </table:table-row>
        <table:table-row table:style-name="ro1">
          <table:table-cell table:style-name="ce4" table:number-columns-repeated="64"/>
          <table:table-cell table:number-columns-repeated="16320"/>
        </table:table-row>
        <table:table-row table:style-name="ro1"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number-columns-repeated="16320"/>
        </table:table-row>
        <table:table-row table:style-name="ro1">
          <table:table-cell table:style-name="ce3"/>
          <table:table-cell table:style-name="ce3" table:formula="of:=COM.MICROSOFT.SWITCH([.A10]&amp;[.B10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B10]&amp;[.C10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C10]&amp;[.D10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D10]&amp;[.E10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E10]&amp;[.F10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F10]&amp;[.G10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G10]&amp;[.H10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H10]&amp;[.I10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I10]&amp;[.J10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J10]&amp;[.K10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K10]&amp;[.L10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L10]&amp;[.M10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M10]&amp;[.N10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N10]&amp;[.O10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O10]&amp;[.P10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P10]&amp;[.Q10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Q10]&amp;[.R10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R10]&amp;[.S10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S10]&amp;[.T10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T10]&amp;[.U10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U10]&amp;[.V10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V10]&amp;[.W10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W10]&amp;[.X10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X10]&amp;[.Y10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Y10]&amp;[.Z10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Z10]&amp;[.AA10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A10]&amp;[.AB10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B10]&amp;[.AC10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C10]&amp;[.AD10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D10]&amp;[.AE10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E10]&amp;[.AF10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F10]&amp;[.AG10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G10]&amp;[.AH10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H10]&amp;[.AI10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I10]&amp;[.AJ10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J10]&amp;[.AK10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K10]&amp;[.AL10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L10]&amp;[.AM10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M10]&amp;[.AN10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N10]&amp;[.AO10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O10]&amp;[.AP10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P10]&amp;[.AQ10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Q10]&amp;[.AR10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R10]&amp;[.AS10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S10]&amp;[.AT10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T10]&amp;[.AU10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U10]&amp;[.AV10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V10]&amp;[.AW10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W10]&amp;[.AX10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X10]&amp;[.AY10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Y10]&amp;[.AZ10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Z10]&amp;[.BA10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A10]&amp;[.BB10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BB10]&amp;[.BC10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BC10]&amp;[.BD10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BD10]&amp;[.BE10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E10]&amp;[.BF10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BF10]&amp;[.BG10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BG10]&amp;[.BH10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BH10]&amp;[.BI10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I10]&amp;[.BJ10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J10]&amp;[.BK10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K10]&amp;[.BL10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number-columns-repeated="16320"/>
        </table:table-row>
        <table:table-row table:style-name="ro1">
          <table:table-cell table:style-name="ce1" table:number-columns-repeated="64"/>
          <table:table-cell table:number-columns-repeated="16320"/>
        </table:table-row>
        <table:table-row table:style-name="ro1"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number-columns-repeated="16320"/>
        </table:table-row>
        <table:table-row table:style-name="ro1">
          <table:table-cell table:style-name="ce3"/>
          <table:table-cell table:style-name="ce3" table:formula="of:=COM.MICROSOFT.SWITCH([.A13]&amp;[.B13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B13]&amp;[.C13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C13]&amp;[.D13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D13]&amp;[.E13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E13]&amp;[.F13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F13]&amp;[.G13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G13]&amp;[.H13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H13]&amp;[.I13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I13]&amp;[.J13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J13]&amp;[.K13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K13]&amp;[.L13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L13]&amp;[.M13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M13]&amp;[.N13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N13]&amp;[.O13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O13]&amp;[.P13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P13]&amp;[.Q13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Q13]&amp;[.R13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R13]&amp;[.S13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S13]&amp;[.T13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T13]&amp;[.U13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U13]&amp;[.V13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V13]&amp;[.W13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W13]&amp;[.X13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X13]&amp;[.Y13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Y13]&amp;[.Z13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Z13]&amp;[.AA13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A13]&amp;[.AB13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B13]&amp;[.AC13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C13]&amp;[.AD13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D13]&amp;[.AE13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E13]&amp;[.AF13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F13]&amp;[.AG13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G13]&amp;[.AH13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H13]&amp;[.AI13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I13]&amp;[.AJ13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J13]&amp;[.AK13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K13]&amp;[.AL13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L13]&amp;[.AM13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M13]&amp;[.AN13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N13]&amp;[.AO13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O13]&amp;[.AP13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P13]&amp;[.AQ13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Q13]&amp;[.AR13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R13]&amp;[.AS13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S13]&amp;[.AT13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T13]&amp;[.AU13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U13]&amp;[.AV13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V13]&amp;[.AW13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W13]&amp;[.AX13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X13]&amp;[.AY13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Y13]&amp;[.AZ13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Z13]&amp;[.BA13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BA13]&amp;[.BB13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BB13]&amp;[.BC13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C13]&amp;[.BD13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BD13]&amp;[.BE13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BE13]&amp;[.BF13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BF13]&amp;[.BG13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BG13]&amp;[.BH13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BH13]&amp;[.BI13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BI13]&amp;[.BJ13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J13]&amp;[.BK13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BK13]&amp;[.BL13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number-columns-repeated="16320"/>
        </table:table-row>
        <table:table-row table:style-name="ro1">
          <table:table-cell table:style-name="ce4" table:number-columns-repeated="64"/>
          <table:table-cell table:number-columns-repeated="16320"/>
        </table:table-row>
        <table:table-row table:style-name="ro1"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number-columns-repeated="16320"/>
        </table:table-row>
        <table:table-row table:style-name="ro1">
          <table:table-cell table:style-name="ce3"/>
          <table:table-cell table:style-name="ce3" table:formula="of:=COM.MICROSOFT.SWITCH([.A16]&amp;[.B16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B16]&amp;[.C16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C16]&amp;[.D16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D16]&amp;[.E16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E16]&amp;[.F16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F16]&amp;[.G16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G16]&amp;[.H16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H16]&amp;[.I16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I16]&amp;[.J16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J16]&amp;[.K16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K16]&amp;[.L16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L16]&amp;[.M16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M16]&amp;[.N16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N16]&amp;[.O16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O16]&amp;[.P16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P16]&amp;[.Q16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Q16]&amp;[.R16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R16]&amp;[.S16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S16]&amp;[.T16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T16]&amp;[.U16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U16]&amp;[.V16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V16]&amp;[.W16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W16]&amp;[.X16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X16]&amp;[.Y16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Y16]&amp;[.Z16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Z16]&amp;[.AA16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A16]&amp;[.AB16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B16]&amp;[.AC16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C16]&amp;[.AD16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D16]&amp;[.AE16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E16]&amp;[.AF16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F16]&amp;[.AG16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G16]&amp;[.AH16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H16]&amp;[.AI16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I16]&amp;[.AJ16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J16]&amp;[.AK16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K16]&amp;[.AL16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L16]&amp;[.AM16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M16]&amp;[.AN16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N16]&amp;[.AO16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O16]&amp;[.AP16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P16]&amp;[.AQ16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Q16]&amp;[.AR16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R16]&amp;[.AS16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S16]&amp;[.AT16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T16]&amp;[.AU16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U16]&amp;[.AV16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V16]&amp;[.AW16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W16]&amp;[.AX16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X16]&amp;[.AY16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Y16]&amp;[.AZ16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Z16]&amp;[.BA16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A16]&amp;[.BB16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B16]&amp;[.BC16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C16]&amp;[.BD16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BD16]&amp;[.BE16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BE16]&amp;[.BF16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BF16]&amp;[.BG16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BG16]&amp;[.BH16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BH16]&amp;[.BI16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BI16]&amp;[.BJ16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BJ16]&amp;[.BK16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BK16]&amp;[.BL16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number-columns-repeated="16320"/>
        </table:table-row>
        <table:table-row table:style-name="ro1">
          <table:table-cell table:style-name="ce1" table:number-columns-repeated="64"/>
          <table:table-cell table:number-columns-repeated="16320"/>
        </table:table-row>
        <table:table-row table:style-name="ro1"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number-columns-repeated="16320"/>
        </table:table-row>
        <table:table-row table:style-name="ro1">
          <table:table-cell table:style-name="ce3"/>
          <table:table-cell table:style-name="ce3" table:formula="of:=COM.MICROSOFT.SWITCH([.A19]&amp;[.B19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B19]&amp;[.C19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C19]&amp;[.D19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D19]&amp;[.E19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E19]&amp;[.F19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F19]&amp;[.G19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G19]&amp;[.H19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H19]&amp;[.I19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I19]&amp;[.J19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J19]&amp;[.K19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K19]&amp;[.L19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L19]&amp;[.M19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M19]&amp;[.N19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N19]&amp;[.O19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O19]&amp;[.P19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P19]&amp;[.Q19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Q19]&amp;[.R19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R19]&amp;[.S19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S19]&amp;[.T19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T19]&amp;[.U19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U19]&amp;[.V19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V19]&amp;[.W19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W19]&amp;[.X19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X19]&amp;[.Y19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Y19]&amp;[.Z19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Z19]&amp;[.AA19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A19]&amp;[.AB19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B19]&amp;[.AC19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C19]&amp;[.AD19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D19]&amp;[.AE19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E19]&amp;[.AF19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F19]&amp;[.AG19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G19]&amp;[.AH19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H19]&amp;[.AI19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I19]&amp;[.AJ19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J19]&amp;[.AK19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K19]&amp;[.AL19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L19]&amp;[.AM19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M19]&amp;[.AN19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N19]&amp;[.AO19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O19]&amp;[.AP19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P19]&amp;[.AQ19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Q19]&amp;[.AR19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R19]&amp;[.AS19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S19]&amp;[.AT19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T19]&amp;[.AU19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U19]&amp;[.AV19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V19]&amp;[.AW19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W19]&amp;[.AX19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X19]&amp;[.AY19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Y19]&amp;[.AZ19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Z19]&amp;[.BA19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BA19]&amp;[.BB19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B19]&amp;[.BC19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BC19]&amp;[.BD19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BD19]&amp;[.BE19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BE19]&amp;[.BF19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BF19]&amp;[.BG19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G19]&amp;[.BH19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BH19]&amp;[.BI19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BI19]&amp;[.BJ19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BJ19]&amp;[.BK19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BK19]&amp;[.BL19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number-columns-repeated="16320"/>
        </table:table-row>
        <table:table-row table:style-name="ro1">
          <table:table-cell table:style-name="ce4" table:number-columns-repeated="64"/>
          <table:table-cell table:number-columns-repeated="16320"/>
        </table:table-row>
        <table:table-row table:style-name="ro1"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number-columns-repeated="16320"/>
        </table:table-row>
        <table:table-row table:style-name="ro1">
          <table:table-cell table:style-name="ce3"/>
          <table:table-cell table:style-name="ce3" table:formula="of:=COM.MICROSOFT.SWITCH([.A22]&amp;[.B22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B22]&amp;[.C22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C22]&amp;[.D22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D22]&amp;[.E22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E22]&amp;[.F22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F22]&amp;[.G22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G22]&amp;[.H22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H22]&amp;[.I22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I22]&amp;[.J22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J22]&amp;[.K22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K22]&amp;[.L22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L22]&amp;[.M22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M22]&amp;[.N22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N22]&amp;[.O22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O22]&amp;[.P22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P22]&amp;[.Q22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Q22]&amp;[.R22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R22]&amp;[.S22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S22]&amp;[.T22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T22]&amp;[.U22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U22]&amp;[.V22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V22]&amp;[.W22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W22]&amp;[.X22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X22]&amp;[.Y22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Y22]&amp;[.Z22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Z22]&amp;[.AA22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A22]&amp;[.AB22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B22]&amp;[.AC22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C22]&amp;[.AD22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D22]&amp;[.AE22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E22]&amp;[.AF22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F22]&amp;[.AG22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G22]&amp;[.AH22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H22]&amp;[.AI22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I22]&amp;[.AJ22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J22]&amp;[.AK22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K22]&amp;[.AL22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L22]&amp;[.AM22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M22]&amp;[.AN22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N22]&amp;[.AO22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O22]&amp;[.AP22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P22]&amp;[.AQ22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Q22]&amp;[.AR22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R22]&amp;[.AS22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S22]&amp;[.AT22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T22]&amp;[.AU22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U22]&amp;[.AV22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V22]&amp;[.AW22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W22]&amp;[.AX22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X22]&amp;[.AY22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Y22]&amp;[.AZ22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Z22]&amp;[.BA22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BA22]&amp;[.BB22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BB22]&amp;[.BC22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BC22]&amp;[.BD22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D22]&amp;[.BE22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E22]&amp;[.BF22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BF22]&amp;[.BG22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BG22]&amp;[.BH22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BH22]&amp;[.BI22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BI22]&amp;[.BJ22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BJ22]&amp;[.BK22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K22]&amp;[.BL22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number-columns-repeated="16320"/>
        </table:table-row>
        <table:table-row table:style-name="ro1">
          <table:table-cell table:style-name="ce1" table:number-columns-repeated="64"/>
          <table:table-cell table:number-columns-repeated="16320"/>
        </table:table-row>
        <table:table-row table:style-name="ro1"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number-columns-repeated="16320"/>
        </table:table-row>
        <table:table-row table:style-name="ro1">
          <table:table-cell table:style-name="ce3"/>
          <table:table-cell table:style-name="ce3" table:formula="of:=COM.MICROSOFT.SWITCH([.A25]&amp;[.B25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25]&amp;[.C25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C25]&amp;[.D25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D25]&amp;[.E25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E25]&amp;[.F25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F25]&amp;[.G25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G25]&amp;[.H25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H25]&amp;[.I25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I25]&amp;[.J25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J25]&amp;[.K25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K25]&amp;[.L25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L25]&amp;[.M25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M25]&amp;[.N25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N25]&amp;[.O25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O25]&amp;[.P25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P25]&amp;[.Q25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Q25]&amp;[.R25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R25]&amp;[.S25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S25]&amp;[.T25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T25]&amp;[.U25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U25]&amp;[.V25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V25]&amp;[.W25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W25]&amp;[.X25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X25]&amp;[.Y25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Y25]&amp;[.Z25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Z25]&amp;[.AA25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A25]&amp;[.AB25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B25]&amp;[.AC25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C25]&amp;[.AD25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D25]&amp;[.AE25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E25]&amp;[.AF25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F25]&amp;[.AG25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G25]&amp;[.AH25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H25]&amp;[.AI25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I25]&amp;[.AJ25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J25]&amp;[.AK25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K25]&amp;[.AL25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L25]&amp;[.AM25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M25]&amp;[.AN25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N25]&amp;[.AO25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O25]&amp;[.AP25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P25]&amp;[.AQ25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Q25]&amp;[.AR25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R25]&amp;[.AS25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S25]&amp;[.AT25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T25]&amp;[.AU25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U25]&amp;[.AV25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V25]&amp;[.AW25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W25]&amp;[.AX25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X25]&amp;[.AY25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Y25]&amp;[.AZ25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Z25]&amp;[.BA25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BA25]&amp;[.BB25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BB25]&amp;[.BC25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BC25]&amp;[.BD25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D25]&amp;[.BE25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BE25]&amp;[.BF25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BF25]&amp;[.BG25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G25]&amp;[.BH25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H25]&amp;[.BI25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I25]&amp;[.BJ25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BJ25]&amp;[.BK25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BK25]&amp;[.BL25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number-columns-repeated="16320"/>
        </table:table-row>
        <table:table-row table:style-name="ro1">
          <table:table-cell table:style-name="ce4" table:number-columns-repeated="64"/>
          <table:table-cell table:number-columns-repeated="16320"/>
        </table:table-row>
        <table:table-row table:style-name="ro1"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style-name="ce1" table:formula="of:=IF(RAND()&gt;RAND();&quot;+&quot;;&quot;×&quot;)" office:value-type="string" office:string-value="+" calcext:value-type="string">
            <text:p>+</text:p>
          </table:table-cell>
          <table:table-cell table:style-name="ce1" table:formula="of:=IF(RAND()&gt;RAND();&quot;+&quot;;&quot;×&quot;)" office:value-type="string" office:string-value="×" calcext:value-type="string">
            <text:p>×</text:p>
          </table:table-cell>
          <table:table-cell table:number-columns-repeated="16320"/>
        </table:table-row>
        <table:table-row table:style-name="ro1">
          <table:table-cell table:style-name="ce3"/>
          <table:table-cell table:style-name="ce3" table:formula="of:=COM.MICROSOFT.SWITCH([.A28]&amp;[.B28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B28]&amp;[.C28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C28]&amp;[.D28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D28]&amp;[.E28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E28]&amp;[.F28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F28]&amp;[.G28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G28]&amp;[.H28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H28]&amp;[.I28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I28]&amp;[.J28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J28]&amp;[.K28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K28]&amp;[.L28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L28]&amp;[.M28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M28]&amp;[.N28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N28]&amp;[.O28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O28]&amp;[.P28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P28]&amp;[.Q28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Q28]&amp;[.R28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R28]&amp;[.S28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S28]&amp;[.T28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T28]&amp;[.U28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U28]&amp;[.V28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V28]&amp;[.W28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W28]&amp;[.X28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X28]&amp;[.Y28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Y28]&amp;[.Z28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Z28]&amp;[.AA28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A28]&amp;[.AB28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B28]&amp;[.AC28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C28]&amp;[.AD28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D28]&amp;[.AE28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E28]&amp;[.AF28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F28]&amp;[.AG28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G28]&amp;[.AH28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H28]&amp;[.AI28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I28]&amp;[.AJ28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J28]&amp;[.AK28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K28]&amp;[.AL28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L28]&amp;[.AM28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M28]&amp;[.AN28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N28]&amp;[.AO28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O28]&amp;[.AP28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P28]&amp;[.AQ28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Q28]&amp;[.AR28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R28]&amp;[.AS28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S28]&amp;[.AT28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T28]&amp;[.AU28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U28]&amp;[.AV28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V28]&amp;[.AW28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W28]&amp;[.AX28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X28]&amp;[.AY28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Y28]&amp;[.AZ28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Z28]&amp;[.BA28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BA28]&amp;[.BB28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B28]&amp;[.BC28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C28]&amp;[.BD28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D28]&amp;[.BE28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BE28]&amp;[.BF28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BF28]&amp;[.BG28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BG28]&amp;[.BH28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BH28]&amp;[.BI28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BI28]&amp;[.BJ28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BJ28]&amp;[.BK28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BK28]&amp;[.BL28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number-columns-repeated="16320"/>
        </table:table-row>
        <table:table-row table:style-name="ro1">
          <table:table-cell table:style-name="ce1" table:number-columns-repeated="64"/>
          <table:table-cell table:number-columns-repeated="16320"/>
        </table:table-row>
        <table:table-row table:style-name="ro1"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+" calcext:value-type="string">
            <text:p>+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style-name="ce1" table:formula="of:=IF(RAND()&lt;RAND();&quot;+&quot;;&quot;×&quot;)" office:value-type="string" office:string-value="×" calcext:value-type="string">
            <text:p>×</text:p>
          </table:table-cell>
          <table:table-cell table:number-columns-repeated="16320"/>
        </table:table-row>
        <table:table-row table:style-name="ro1">
          <table:table-cell table:style-name="ce3"/>
          <table:table-cell table:style-name="ce3" table:formula="of:=COM.MICROSOFT.SWITCH([.A31]&amp;[.B31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B31]&amp;[.C31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C31]&amp;[.D31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D31]&amp;[.E31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E31]&amp;[.F31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F31]&amp;[.G31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G31]&amp;[.H31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H31]&amp;[.I31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I31]&amp;[.J31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J31]&amp;[.K31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K31]&amp;[.L31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L31]&amp;[.M31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M31]&amp;[.N31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N31]&amp;[.O31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O31]&amp;[.P31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P31]&amp;[.Q31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Q31]&amp;[.R31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R31]&amp;[.S31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S31]&amp;[.T31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T31]&amp;[.U31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U31]&amp;[.V31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V31]&amp;[.W31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W31]&amp;[.X31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X31]&amp;[.Y31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Y31]&amp;[.Z31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Z31]&amp;[.AA31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AA31]&amp;[.AB31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B31]&amp;[.AC31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C31]&amp;[.AD31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D31]&amp;[.AE31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E31]&amp;[.AF31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F31]&amp;[.AG31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G31]&amp;[.AH31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H31]&amp;[.AI31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I31]&amp;[.AJ31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J31]&amp;[.AK31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K31]&amp;[.AL31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L31]&amp;[.AM31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M31]&amp;[.AN31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N31]&amp;[.AO31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O31]&amp;[.AP31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P31]&amp;[.AQ31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Q31]&amp;[.AR31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R31]&amp;[.AS31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S31]&amp;[.AT31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T31]&amp;[.AU31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U31]&amp;[.AV31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V31]&amp;[.AW31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W31]&amp;[.AX31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AX31]&amp;[.AY31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AY31]&amp;[.AZ31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AZ31]&amp;[.BA31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BA31]&amp;[.BB31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BB31]&amp;[.BC31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BC31]&amp;[.BD31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BD31]&amp;[.BE31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BE31]&amp;[.BF31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style-name="ce3" table:formula="of:=COM.MICROSOFT.SWITCH([.BF31]&amp;[.BG31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BG31]&amp;[.BH31];&quot;&quot;;&quot;&quot;;&quot;+&quot;;&quot;&quot;;&quot;×&quot;;&quot;&quot;;&quot;++&quot;;&quot;&quot;;&quot;××&quot;;&quot;⊙&quot;;&quot;+×&quot;;&quot;⊡&quot;;&quot;×+&quot;;&quot;⟐&quot;)">
            <text:p/>
          </table:table-cell>
          <table:table-cell table:style-name="ce3" table:formula="of:=COM.MICROSOFT.SWITCH([.BH31]&amp;[.BI31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BI31]&amp;[.BJ31];&quot;&quot;;&quot;&quot;;&quot;+&quot;;&quot;&quot;;&quot;×&quot;;&quot;&quot;;&quot;++&quot;;&quot;&quot;;&quot;××&quot;;&quot;⊙&quot;;&quot;+×&quot;;&quot;⊡&quot;;&quot;×+&quot;;&quot;⟐&quot;)" office:value-type="string" office:string-value="⟐" calcext:value-type="string">
            <text:p>⟐</text:p>
          </table:table-cell>
          <table:table-cell table:style-name="ce3" table:formula="of:=COM.MICROSOFT.SWITCH([.BJ31]&amp;[.BK31];&quot;&quot;;&quot;&quot;;&quot;+&quot;;&quot;&quot;;&quot;×&quot;;&quot;&quot;;&quot;++&quot;;&quot;&quot;;&quot;××&quot;;&quot;⊙&quot;;&quot;+×&quot;;&quot;⊡&quot;;&quot;×+&quot;;&quot;⟐&quot;)" office:value-type="string" office:string-value="⊡" calcext:value-type="string">
            <text:p>⊡</text:p>
          </table:table-cell>
          <table:table-cell table:style-name="ce3" table:formula="of:=COM.MICROSOFT.SWITCH([.BK31]&amp;[.BL31];&quot;&quot;;&quot;&quot;;&quot;+&quot;;&quot;&quot;;&quot;×&quot;;&quot;&quot;;&quot;++&quot;;&quot;&quot;;&quot;××&quot;;&quot;⊙&quot;;&quot;+×&quot;;&quot;⊡&quot;;&quot;×+&quot;;&quot;⟐&quot;)" office:value-type="string" office:string-value="⊙" calcext:value-type="string">
            <text:p>⊙</text:p>
          </table:table-cell>
          <table:table-cell table:number-columns-repeated="16320"/>
        </table:table-row>
        <table:table-row table:style-name="ro1">
          <table:table-cell table:style-name="ce3" table:number-columns-repeated="64"/>
          <table:table-cell table:number-columns-repeated="16320"/>
        </table:table-row>
        <table:table-row table:style-name="ro1">
          <table:table-cell table:style-name="ce1" table:number-columns-repeated="64"/>
          <table:table-cell table:number-columns-repeated="16320"/>
        </table:table-row>
        <table:table-row table:style-name="ro1">
          <table:table-cell table:style-name="ce3" table:number-columns-repeated="64"/>
          <table:table-cell table:number-columns-repeated="16320"/>
        </table:table-row>
        <table:table-row table:style-name="ro1">
          <table:table-cell table:style-name="ce1" table:number-columns-repeated="64"/>
          <table:table-cell table:number-columns-repeated="16320"/>
        </table:table-row>
        <table:table-row table:style-name="ro1">
          <table:table-cell table:style-name="ce3" table:number-columns-repeated="64"/>
          <table:table-cell table:number-columns-repeated="16320"/>
        </table:table-row>
        <table:table-row table:style-name="ro1">
          <table:table-cell table:style-name="ce1" table:number-columns-repeated="64"/>
          <table:table-cell table:number-columns-repeated="16320"/>
        </table:table-row>
        <table:table-row table:style-name="ro1">
          <table:table-cell table:style-name="ce3" table:number-columns-repeated="64"/>
          <table:table-cell table:number-columns-repeated="16320"/>
        </table:table-row>
        <table:table-row table:style-name="ro1">
          <table:table-cell table:style-name="ce1" table:number-columns-repeated="64"/>
          <table:table-cell table:number-columns-repeated="16320"/>
        </table:table-row>
        <table:table-row table:style-name="ro1">
          <table:table-cell table:style-name="ce3" table:number-columns-repeated="64"/>
          <table:table-cell table:number-columns-repeated="16320"/>
        </table:table-row>
        <table:table-row table:style-name="ro1">
          <table:table-cell table:style-name="ce1" table:number-columns-repeated="64"/>
          <table:table-cell table:number-columns-repeated="16320"/>
        </table:table-row>
        <table:table-row table:style-name="ro1">
          <table:table-cell table:style-name="ce3" table:number-columns-repeated="64"/>
          <table:table-cell table:number-columns-repeated="16320"/>
        </table:table-row>
        <table:table-row table:style-name="ro1">
          <table:table-cell table:style-name="ce1" table:number-columns-repeated="64"/>
          <table:table-cell table:number-columns-repeated="16320"/>
        </table:table-row>
        <table:table-row table:style-name="ro1">
          <table:table-cell table:style-name="ce3" table:number-columns-repeated="64"/>
          <table:table-cell table:number-columns-repeated="16320"/>
        </table:table-row>
        <table:table-row table:style-name="ro1">
          <table:table-cell table:style-name="ce1" table:number-columns-repeated="64"/>
          <table:table-cell table:number-columns-repeated="16320"/>
        </table:table-row>
        <table:table-row table:style-name="ro1">
          <table:table-cell table:style-name="ce3" table:number-columns-repeated="64"/>
          <table:table-cell table:number-columns-repeated="16320"/>
        </table:table-row>
        <table:table-row table:style-name="ro1">
          <table:table-cell table:style-name="ce1" table:number-columns-repeated="64"/>
          <table:table-cell table:number-columns-repeated="16320"/>
        </table:table-row>
        <table:table-row table:style-name="ro1">
          <table:table-cell table:style-name="ce3" table:number-columns-repeated="64"/>
          <table:table-cell table:number-columns-repeated="16320"/>
        </table:table-row>
        <table:table-row table:style-name="ro1">
          <table:table-cell table:style-name="ce1" table:number-columns-repeated="64"/>
          <table:table-cell table:number-columns-repeated="16320"/>
        </table:table-row>
        <table:table-row table:style-name="ro1">
          <table:table-cell table:style-name="ce3" table:number-columns-repeated="64"/>
          <table:table-cell table:number-columns-repeated="16320"/>
        </table:table-row>
        <table:table-row table:style-name="ro1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7in" fo:page-height="11in" style:num-format="1" style:print-orientation="landscape" fo:margin-top="0in" fo:margin-bottom="0in" fo:margin-left="0in" fo:margin-right="0in" fo:border="none" fo:padding="0in" fo:background-color="transparent" style:table-centering="both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7">00/00/0000</text:date>, <text:time style:data-style-name="N2" text:time-value="15:57:58.636413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1T17:08:16.249630004</meta:creation-date>
    <dc:date>2025-12-27T16:01:01.816183000</dc:date>
    <meta:editing-duration>PT53M28S</meta:editing-duration>
    <meta:editing-cycles>51</meta:editing-cycles>
    <meta:generator>LibreOffice/25.8.0.4$MacOSX_AARCH64 LibreOffice_project/48f00303701489684e67c38c28aff00cd5929e67</meta:generator>
    <meta:document-statistic meta:table-count="1" meta:cell-count="1397" meta:object-count="0"/>
  </office:meta>
</office:document-meta>
</file>